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"/>
    </style:style>
    <style:style style:name="T1" style:family="text">
      <style:text-properties fo:color="#202122" fo:font-size="10.5pt" style:font-size-asian="10.5pt" style:font-size-complex="10.5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sun1m7y87aje"/>Hoofd, schouders, knie en teen, knie en teen</text:p>
      <text:p text:style-name="Standard"><text:span text:style-name="T1">Hoofd, schouders, knie en teen, knie en teen</text:span></text:p>
      <text:p text:style-name="Standard"><text:span text:style-name="T1">Hoofd, schouders, knie en teen, knie en teen</text:span></text:p>
      <text:p text:style-name="Standard"><text:span text:style-name="T1">Oren, ogen, puntje van je neus</text:span></text:p>
      <text:p text:style-name="Standard"><text:span text:style-name="T1">Hoofd, schouders, knie en teen, knie en te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5" meta:word-count="38" meta:character-count="206" meta:non-whitespace-character-count="173"/>
    <meta:generator>LibreOfficeDev/6.0.5.2$Linux_X86_64 LibreOffice_project/</meta:generator>
  </office:meta>
</office:document-meta>
</file>